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Panel4" text:continue-numbering="true" text:continue-list="list_Pane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Panel5" text:continue-numbering="true" text:continue-list="list_Pane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Pane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7"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8" text:continue-numbering="true" text:continue-list="list_Pane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10" text:continue-numbering="true" text:continue-list="list_Pane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1" text:continue-numbering="true" text:continue-list="list_Pane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3" text:continue-numbering="true" text:continue-list="list_Pane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4" text:continue-numbering="true" text:continue-list="list_Pane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6" text:continue-numbering="true" text:continue-list="list_Pane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7" text:continue-numbering="true" text:continue-list="list_Pane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Panel19" text:continue-numbering="true" text:continue-list="list_Panel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Panel20" text:continue-numbering="true" text:continue-list="list_Panel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21" text:continue-numbering="true" text:continue-list="list_Panel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22" text:continue-numbering="true" text:continue-list="list_Pane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23" text:continue-numbering="true" text:continue-list="list_Pane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4" text:continue-numbering="true" text:continue-list="list_Pan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5" text:continue-numbering="true" text:continue-list="list_Pan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6" text:continue-numbering="true" text:continue-list="list_Pan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7" text:continue-numbering="true" text:continue-list="list_Pan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8" text:continue-numbering="true" text:continue-list="list_Pan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9" text:continue-numbering="true" text:continue-list="list_Pan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30" text:continue-numbering="true" text:continue-list="list_Pan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31" text:continue-numbering="true" text:continue-list="list_Pan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32" text:continue-numbering="true" text:continue-list="list_Pan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33" text:continue-numbering="true" text:continue-list="list_Pan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4" text:continue-numbering="true" text:continue-list="list_Pan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5" text:continue-numbering="true" text:continue-list="list_Pan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6" text:continue-numbering="true" text:continue-list="list_Pan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7" text:continue-numbering="true" text:continue-list="list_Pan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8" text:continue-numbering="true" text:continue-list="list_Pan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9" text:continue-numbering="true" text:continue-list="list_Pan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40" text:continue-numbering="true" text:continue-list="list_Pan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41" text:continue-numbering="true" text:continue-list="list_Pan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42" text:continue-numbering="true" text:continue-list="list_Pan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43" text:continue-numbering="true" text:continue-list="list_Pan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4" text:continue-numbering="true" text:continue-list="list_Pan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5" text:continue-numbering="true" text:continue-list="list_Pan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6" text:continue-numbering="true" text:continue-list="list_Pane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8" text:continue-numbering="true" text:continue-list="list_Pane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Panel50" text:continue-numbering="true" text:continue-list="list_Pane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Panel52" text:continue-numbering="true" text:continue-list="list_Pane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54" text:continue-numbering="true" text:continue-list="list_Pane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55" text:continue-numbering="true" text:continue-list="list_Pane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56" text:continue-numbering="true" text:continue-list="list_Pane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57" text:continue-numbering="true" text:continue-list="list_Pane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8" text:continue-numbering="true" text:continue-list="list_Pane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59" text:continue-numbering="true" text:continue-list="list_Pane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Panel60" text:continue-numbering="true" text:continue-list="list_Pane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61" text:continue-numbering="true" text:continue-list="list_Pane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63" text:continue-numbering="true" text:continue-list="list_Pane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64" text:continue-numbering="true" text:continue-list="list_Pane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65" text:continue-numbering="true" text:continue-list="list_Pane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